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43" officeooo:paragraph-rsid="001a7543"/>
    </style:style>
    <style:style style:name="P2" style:family="paragraph" style:parent-style-name="Standard" style:list-style-name="L1">
      <style:text-properties officeooo:paragraph-rsid="00235b2c"/>
    </style:style>
    <style:style style:name="P3" style:family="paragraph" style:parent-style-name="Standard" style:list-style-name="L1">
      <style:text-properties fo:color="#c9211e" loext:opacity="100%" officeooo:paragraph-rsid="001a7543"/>
    </style:style>
    <style:style style:name="P4" style:family="paragraph" style:parent-style-name="Standard" style:list-style-name="L1">
      <style:text-properties fo:color="#c9211e" loext:opacity="100%" style:font-name="Liberation Sans" officeooo:rsid="001bf470" officeooo:paragraph-rsid="001bf470"/>
    </style:style>
    <style:style style:name="P5" style:family="paragraph" style:parent-style-name="Standard" style:list-style-name="L1">
      <style:text-properties style:font-name="Liberation Sans" officeooo:rsid="001a7543" officeooo:paragraph-rsid="001a7543"/>
    </style:style>
    <style:style style:name="P6" style:family="paragraph" style:parent-style-name="Standard" style:list-style-name="L1">
      <style:text-properties style:font-name="Liberation Sans" officeooo:rsid="001bf470" officeooo:paragraph-rsid="001bf470"/>
    </style:style>
    <style:style style:name="P7" style:family="paragraph" style:parent-style-name="Standard" style:list-style-name="L1">
      <style:text-properties fo:color="#ff972f" loext:opacity="100%" style:font-name="Liberation Sans" officeooo:rsid="001bf470" officeooo:paragraph-rsid="001bf470"/>
    </style:style>
    <style:style style:name="P8" style:family="paragraph" style:parent-style-name="Standard" style:list-style-name="L1">
      <style:text-properties fo:color="#00a933" loext:opacity="100%" style:font-name="Liberation Sans" officeooo:rsid="001bf470" officeooo:paragraph-rsid="001bf470"/>
    </style:style>
    <style:style style:name="P9" style:family="paragraph" style:parent-style-name="Standard" style:list-style-name="L1">
      <style:text-properties officeooo:rsid="001bf470" officeooo:paragraph-rsid="001bf470"/>
    </style:style>
    <style:style style:name="T1" style:family="text">
      <style:text-properties officeooo:rsid="001e048c"/>
    </style:style>
    <style:style style:name="T2" style:family="text">
      <style:text-properties officeooo:rsid="001ff254"/>
    </style:style>
    <style:style style:name="T3" style:family="text">
      <style:text-properties officeooo:rsid="00206c0a"/>
    </style:style>
    <style:style style:name="T4" style:family="text">
      <style:text-properties style:font-name="Liberation Sans" officeooo:rsid="001a7543"/>
    </style:style>
    <style:style style:name="T5" style:family="text">
      <style:text-properties style:font-name="Liberation Sans" officeooo:rsid="00206c0a"/>
    </style:style>
    <style:style style:name="T6" style:family="text">
      <style:text-properties officeooo:rsid="002197df"/>
    </style:style>
    <style:style style:name="T7" style:family="text">
      <style:text-properties officeooo:rsid="00235b2c"/>
    </style:style>
    <style:style style:name="T8" style:family="text">
      <style:text-properties style:font-name="Default Sans Serif" fo:font-size="10pt" fo:font-weight="bold"/>
    </style:style>
    <style:style style:name="T9" style:family="text">
      <style:text-properties style:font-name="Liberation Sans1" fo:font-size="10pt" fo:font-weight="bold"/>
    </style:style>
    <style:style style:name="T10" style:family="text">
      <style:text-properties style:font-name="Liberation Sans1" fo:font-size="10pt" fo:font-weight="bold" officeooo:rsid="00235b2c"/>
    </style:style>
    <style:style style:name="T11" style:family="text">
      <style:text-properties fo:color="#ff972f" loext:opacity="100%" style:font-name="Liberation Sans" officeooo:rsid="001bf470"/>
    </style:style>
    <style:style style:name="T12" style:family="text">
      <style:text-properties fo:color="#ff972f" loext:opacity="100%" style:font-name="Liberation Sans" officeooo:rsid="001ff254"/>
    </style:style>
    <style:style style:name="T13" style:family="text">
      <style:text-properties fo:color="#ff972f" loext:opacity="100%" style:font-name="Liberation Sans" officeooo:rsid="00235b2c"/>
    </style:style>
    <style:style style:name="T14" style:family="text">
      <style:text-properties fo:color="#ff972f" loext:opacity="100%" style:font-name="Liberation Sans1" fo:font-size="10pt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S CHEQUES 2025</text:p>
      <text:p text:style-name="P1"/>
      <text:list xml:id="list908691939" text:style-name="L1">
        <text:list-item>
          <text:p text:style-name="P3"><text:span text:style-name="T4">Añadir un “bloc de notas” o comentarios para poder comunicarnos entre las distintas personas que usamos la plataforma. </text:span><text:span text:style-name="T5">[NO]</text:span></text:p>
          <text:p text:style-name="P5"/>
        </text:list-item>
        <text:list-item>
          <text:p text:style-name="P2"><text:span text:style-name="T11">Que el sistema emita automáticamente la Propuesta de Resolución provisional definitiva pasados 10 días desde la notificación de la propuesta de resolución provisional, siempre que sea FAVORABLE. </text:span><text:span text:style-name="T12">[¿QUÉ ES FAVORABLE? </text:span><text:span text:style-name="T13">Cuando la situación es ‘</text:span><text:span text:style-name="T8">I</text:span><text:span text:style-name="T9">F + PR Provisional </text:span><text:span text:style-name="T10">emetra</text:span><text:span text:style-name="T14">’</text:span><text:span text:style-name="T12">]</text:span></text:p>
          <text:p text:style-name="P6"/>
        </text:list-item>
        <text:list-item>
          <text:p text:style-name="P6">Que el sistema emita automáticamente la Resolución de Concesión después de que la resolución provisional definitiva aparezca como notificada.</text:p>
          <text:p text:style-name="P6"/>
        </text:list-item>
        <text:list-item>
          <text:p text:style-name="P8">Que cuando rellenen el número de cuenta dejando espacios vacíos (nos faltan dígitos) el sistema no lo dé por validado hasta que lo rellenen bien. <text:s/><text:span text:style-name="T1">[HECHO]</text:span></text:p>
          <text:p text:style-name="P6"/>
        </text:list-item>
        <text:list-item>
          <text:p text:style-name="P6">Que cuando la jefa firme, avise por viafirma o como sea.</text:p>
          <text:p text:style-name="P6"/>
        </text:list-item>
        <text:list-item>
          <text:p text:style-name="P8">Permiso a Pilar para completar números de cuenta. <text:span text:style-name="T1">[NO]</text:span></text:p>
          <text:p text:style-name="P6"/>
        </text:list-item>
        <text:list-item>
          <text:p text:style-name="P7">Añadiremos estado de Notificados. <text:span text:style-name="T3">[¿CUALES]</text:span></text:p>
          <text:p text:style-name="P6"/>
        </text:list-item>
        <text:list-item>
          <text:p text:style-name="P4">Poder hacer informe/Excel con los datos de detall de los expedientes. <text:span text:style-name="T3">[</text:span><text:span text:style-name="T6">NO, </text:span><text:span text:style-name="T3">¿</text:span><text:span text:style-name="T6">DIME QUE FUNCIONALIDAD NECESITAS, PARA</text:span><text:span text:style-name="T3"> HACER QUÉ?]</text:span></text:p>
          <text:p text:style-name="P6"/>
        </text:list-item>
        <text:list-item>
          <text:p text:style-name="P6">Alarma 5 días antes de la Dáta máxima justificació.</text:p>
          <text:p text:style-name="P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08:13:08.992000000</meta:creation-date>
    <dc:date>2024-07-04T08:39:06.344000000</dc:date>
    <meta:editing-duration>PT8M34S</meta:editing-duration>
    <meta:editing-cycles>9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177" meta:character-count="1053" meta:non-whitespace-character-count="903"/>
  </office:meta>
</office:document-meta>
</file>